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815e7" officeooo:paragraph-rsid="001815e7"/>
    </style:style>
    <style:style style:name="P2" style:family="paragraph" style:parent-style-name="Text_20_body">
      <style:text-properties officeooo:paragraph-rsid="001815e7"/>
    </style:style>
    <style:style style:name="P3" style:family="paragraph" style:parent-style-name="Title">
      <style:text-properties officeooo:rsid="001815e7" officeooo:paragraph-rsid="001815e7"/>
    </style:style>
    <style:style style:name="P4" style:family="paragraph" style:parent-style-name="Heading_20_2">
      <style:text-properties fo:font-style="italic" style:font-style-asian="italic" style:font-style-complex="italic"/>
    </style:style>
    <style:style style:name="P5" style:family="paragraph" style:parent-style-name="Heading_20_1">
      <style:text-properties style:text-underline-style="solid" style:text-underline-width="auto" style:text-underline-color="font-color"/>
    </style:style>
    <style:style style:name="P6" style:family="paragraph" style:parent-style-name="Heading_20_1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" style:family="text">
      <style:text-properties officeooo:rsid="001815e7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te de cadrage</text:p>
      <text:h text:style-name="Heading_20_1" text:outline-level="1"/>
      <text:h text:style-name="P6" text:outline-level="1">Le contexte : </text:h>
      <text:p text:style-name="Text_20_body">Un utilisateur s'apprête à fêter un événement. Chaque invité souhaite avoir des idées de cadeau à lui offrir à cette occasion, et lui posent des questions. Pour simplifier ses réponses, éviter les doublons ou les cadeaux inappropriés, l'utilisateur crée une liste sur mecado.net.</text:p>
      <text:p text:style-name="P1"/>
      <text:h text:style-name="P5" text:outline-level="1">Les Objectifs : </text:h>
      <text:p text:style-name="Text_20_body"><text:span text:style-name="T1">C</text:span>réer et gérer des listes de cadeau</text:p>
      <text:p text:style-name="Text_20_body"><text:span text:style-name="T1">P</text:span>artager des listes</text:p>
      <text:p text:style-name="P2"><text:span text:style-name="T1">C</text:span>onsulter une liste et réserver un cadeau</text:p>
      <text:h text:style-name="P4" text:outline-level="2"><text:span text:style-name="T1">Additionnel</text:span> :</text:h>
      <text:p text:style-name="Text_20_body"><text:span text:style-name="T1">P</text:span>ouvoir organiser un financement participatif des cadeaux</text:p>
      <text:p text:style-name="Text_20_body"><text:span text:style-name="T1">P</text:span>ouvoir grouper plusieurs objets en un seul cadeau</text:p>
      <text:p text:style-name="Text_20_body"/>
      <text:h text:style-name="P6" text:outline-level="1">Les parties prenantes : </text:h>
      <text:p text:style-name="Text_20_body">L'utilisateur créateur de la liste, Les utilisateurs destinataires de la liste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4:20:28.773269508</meta:creation-date>
    <dc:date>2017-11-06T14:25:34.400463187</dc:date>
    <meta:editing-duration>PT5M6S</meta:editing-duration>
    <meta:editing-cycles>1</meta:editing-cycles>
    <meta:document-statistic meta:table-count="0" meta:image-count="0" meta:object-count="0" meta:page-count="1" meta:paragraph-count="12" meta:word-count="101" meta:character-count="643" meta:non-whitespace-character-count="550"/>
    <meta:generator>LibreOffice/5.1.6.2$Linux_X86_64 LibreOffice_project/10m0$Build-2</meta:generator>
  </office:meta>
</office:document-meta>
</file>